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6.816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text-position="" style:font-name="PT Sans Captio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text-position="" style:font-name="PT Serif"/>
    </style:style>
    <style:style style:name="ce2" style:family="table-cell" style:parent-style-name="Default">
      <style:text-properties style:text-position="" style:font-name="PT Serif" fo:font-size="11pt" style:font-size-asian="11pt" style:font-size-complex="11pt"/>
    </style:style>
    <style:style style:name="ce3" style:family="table-cell" style:parent-style-name="Default">
      <style:text-properties style:text-position="" style:font-name="PT Serif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PT Serif" fo:font-size="11pt" style:font-size-asian="11pt" style:font-size-complex="11pt"/>
    </style:style>
    <style:style style:name="ce7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11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8" table:default-cell-style-name="ce6"/>
        <table:table-column table:style-name="co9" table:default-cell-style-name="ce6"/>
        <table:table-column table:style-name="co10" table:number-columns-repeated="7" table:default-cell-style-name="ce6"/>
        <table:table-column table:style-name="co10" table:default-cell-style-name="ce13"/>
        <table:table-column table:style-name="co10" table:number-columns-repeated="3" table:default-cell-style-name="ce6"/>
        <table:table-column table:style-name="co4" table:default-cell-style-name="ce19"/>
        <table:table-column table:style-name="co4" table:number-columns-repeated="1008" table:default-cell-style-name="ce6"/>
        <table:table-column table:style-name="co4" table:number-columns-repeated="2" table:default-cell-style-name="Default"/>
        <table:table-row table:style-name="ro1">
          <table:table-cell table:style-name="ce5" office:value-type="string">
            <text:p>Bill of Parts</text:p>
          </table:table-cell>
          <table:table-cell table:style-name="ce5" table:number-columns-repeated="8"/>
          <table:table-cell table:style-name="ce12"/>
          <table:table-cell table:style-name="ce5" table:number-columns-repeated="3"/>
          <table:table-cell table:style-name="ce16"/>
          <table:table-cell table:style-name="ce5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13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Item</text:p>
          </table:table-cell>
          <table:table-cell table:style-name="ce9" office:value-type="string">
            <text:p>Qty</text:p>
          </table:table-cell>
          <table:table-cell table:style-name="ce9" office:value-type="string">
            <text:p>Tot Qty</text:p>
          </table:table-cell>
          <table:table-cell table:style-name="ce9" office:value-type="string">
            <text:p>Farnell</text:p>
          </table:table-cell>
          <table:table-cell table:style-name="ce9" office:value-type="string">
            <text:p>CPC</text:p>
          </table:table-cell>
          <table:table-cell table:style-name="ce9" office:value-type="string">
            <text:p>RS</text:p>
          </table:table-cell>
          <table:table-cell table:style-name="ce9" office:value-type="string">
            <text:p>Mouser</text:p>
          </table:table-cell>
          <table:table-cell table:style-name="ce9" office:value-type="string">
            <text:p>Tayda</text:p>
          </table:table-cell>
          <table:table-cell table:style-name="ce9" office:value-type="string">
            <text:p>99p</text:p>
          </table:table-cell>
          <table:table-cell table:style-name="ce14" office:value-type="string">
            <text:p>Preferred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Per Pack</text:p>
          </table:table-cell>
          <table:table-cell table:style-name="ce9"/>
          <table:table-cell table:style-name="ce7" table:number-columns-repeated="1008"/>
          <table:table-cell table:number-columns-repeated="2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10" table:number-columns-repeated="4"/>
          <table:table-cell table:style-name="ce10" table:formula="of:=6.93/USRATE" office:value-type="currency" office:currency="GBP" office:value="4.47096774193548">
            <text:p>£4.47</text:p>
          </table:table-cell>
          <table:table-cell table:style-name="ce10"/>
          <table:table-cell/>
          <table:table-cell table:style-name="ce10"/>
          <table:table-cell table:formula="of:=SUM([.D9:.I9])" office:value-type="currency" office:currency="GBP" office:value="4.47096774193548">
            <text:p>£4.47</text:p>
          </table:table-cell>
          <table:table-cell table:formula="of:=[.L9]/NUMPACKS" office:value-type="currency" office:currency="GBP" office:value="0.0894193548387097">
            <text:p>£0.09</text:p>
          </table:table-cell>
          <table:table-cell table:number-columns-repeated="1011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10" table:formula="of:=10.31/100" office:value-type="currency" office:currency="GBP" office:value="0.1031">
            <text:p>£0.10</text:p>
          </table:table-cell>
          <table:table-cell table:style-name="ce10" table:number-columns-repeated="5"/>
          <table:table-cell office:value-type="string">
            <text:p>Farnell</text:p>
          </table:table-cell>
          <table:table-cell table:style-name="ce10" table:formula="of:=HLOOKUP([.J10];[.$D$8:.$I$32];ROW([.$K10])-ROW([.$K$10])+3;0)" office:value-type="currency" office:currency="GBP" office:value="0.1031">
            <text:p>£0.10</text:p>
          </table:table-cell>
          <table:table-cell table:formula="of:=[.K10]*[.C10]" office:value-type="currency" office:currency="GBP" office:value="5.155">
            <text:p>£5.16</text:p>
          </table:table-cell>
          <table:table-cell table:formula="of:=[.L10]/NUMPACKS" office:value-type="currency" office:currency="GBP" office:value="0.1031">
            <text:p>£0.10</text:p>
          </table:table-cell>
          <table:table-cell table:number-columns-repeated="1011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10" table:formula="of:=1.87/50" office:value-type="currency" office:currency="GBP" office:value="0.0374">
            <text:p>£0.04</text:p>
          </table:table-cell>
          <table:table-cell table:style-name="ce10" table:number-columns-repeated="5"/>
          <table:table-cell office:value-type="string">
            <text:p>Farnell</text:p>
          </table:table-cell>
          <table:table-cell table:style-name="ce10" table:formula="of:=HLOOKUP([.J11];[.$D$8:.$I$32];ROW([.$K11])-ROW([.$K$10])+3;0)" office:value-type="currency" office:currency="GBP" office:value="0.0374">
            <text:p>£0.04</text:p>
          </table:table-cell>
          <table:table-cell table:formula="of:=[.K11]*[.C11]" office:value-type="currency" office:currency="GBP" office:value="1.87">
            <text:p>£1.87</text:p>
          </table:table-cell>
          <table:table-cell table:formula="of:=[.L11]/NUMPACKS" office:value-type="currency" office:currency="GBP" office:value="0.0374">
            <text:p>£0.04</text:p>
          </table:table-cell>
          <table:table-cell table:number-columns-repeated="1011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10" office:value-type="currency" office:currency="GBP" office:value="0.79">
            <text:p>£0.79</text:p>
          </table:table-cell>
          <table:table-cell table:style-name="ce10" office:value-type="currency" office:currency="GBP" office:value="0.93">
            <text:p>£0.93</text:p>
          </table:table-cell>
          <table:table-cell table:style-name="ce10" office:value-type="currency" office:currency="GBP" office:value="2.94">
            <text:p>£2.94</text:p>
          </table:table-cell>
          <table:table-cell table:style-name="ce10" office:value-type="currency" office:currency="GBP" office:value="0.6">
            <text:p>£0.60</text:p>
          </table:table-cell>
          <table:table-cell table:style-name="ce10" table:formula="of:=0.26/USRATE" office:value-type="currency" office:currency="GBP" office:value="0.167741935483871">
            <text:p>£0.17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12];[.$D$8:.$I$32];ROW([.$K12])-ROW([.$K$10])+3;0)" office:value-type="currency" office:currency="GBP" office:value="0.167741935483871">
            <text:p>£0.17</text:p>
          </table:table-cell>
          <table:table-cell table:formula="of:=[.K12]*[.C12]" office:value-type="currency" office:currency="GBP" office:value="8.38709677419355">
            <text:p>£8.39</text:p>
          </table:table-cell>
          <table:table-cell table:formula="of:=[.L12]/NUMPACKS" office:value-type="currency" office:currency="GBP" office:value="0.167741935483871">
            <text:p>£0.17</text:p>
          </table:table-cell>
          <table:table-cell table:number-columns-repeated="1011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10" table:number-columns-repeated="5"/>
          <table:table-cell table:style-name="ce10" table:formula="of:=0.99/50" office:value-type="currency" office:currency="GBP" office:value="0.0198">
            <text:p>£0.02</text:p>
          </table:table-cell>
          <table:table-cell office:value-type="string">
            <text:p>99p</text:p>
          </table:table-cell>
          <table:table-cell table:style-name="ce10" table:formula="of:=HLOOKUP([.J13];[.$D$8:.$I$32];ROW([.$K13])-ROW([.$K$10])+3;0)" office:value-type="currency" office:currency="GBP" office:value="0.0198">
            <text:p>£0.02</text:p>
          </table:table-cell>
          <table:table-cell table:formula="of:=[.K13]*[.C13]" office:value-type="currency" office:currency="GBP" office:value="0.99">
            <text:p>£0.99</text:p>
          </table:table-cell>
          <table:table-cell table:formula="of:=[.L13]/NUMPACKS" office:value-type="currency" office:currency="GBP" office:value="0.0198">
            <text:p>£0.02</text:p>
          </table:table-cell>
          <table:table-cell table:number-columns-repeated="1011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10" table:number-columns-repeated="5"/>
          <table:table-cell table:style-name="ce10" table:formula="of:=1/11" office:value-type="currency" office:currency="GBP" office:value="0.0909090909090909">
            <text:p>£0.09</text:p>
          </table:table-cell>
          <table:table-cell office:value-type="string">
            <text:p>99p</text:p>
          </table:table-cell>
          <table:table-cell table:style-name="ce10" table:formula="of:=HLOOKUP([.J14];[.$D$8:.$I$32];ROW([.$K14])-ROW([.$K$10])+3;0)" office:value-type="currency" office:currency="GBP" office:value="0.0909090909090909">
            <text:p>£0.09</text:p>
          </table:table-cell>
          <table:table-cell table:formula="of:=[.K14]*[.C14]" office:value-type="currency" office:currency="GBP" office:value="13.6363636363636">
            <text:p>£13.64</text:p>
          </table:table-cell>
          <table:table-cell table:formula="of:=[.L14]/NUMPACKS" office:value-type="currency" office:currency="GBP" office:value="0.272727272727273">
            <text:p>£0.27</text:p>
          </table:table-cell>
          <table:table-cell table:number-columns-repeated="1011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10"/>
          <table:table-cell table:style-name="ce10" office:value-type="currency" office:currency="GBP" office:value="1.59">
            <text:p>£1.59</text:p>
          </table:table-cell>
          <table:table-cell table:style-name="ce10"/>
          <table:table-cell table:style-name="ce10" office:value-type="currency" office:currency="GBP" office:value="3.49">
            <text:p>£3.49</text:p>
          </table:table-cell>
          <table:table-cell table:style-name="ce10" table:formula="of:=5.69/USRATE" office:value-type="currency" office:currency="GBP" office:value="3.67096774193548">
            <text:p>£3.67</text:p>
          </table:table-cell>
          <table:table-cell table:style-name="ce10"/>
          <table:table-cell office:value-type="string">
            <text:p>CPC</text:p>
          </table:table-cell>
          <table:table-cell table:style-name="ce10" table:formula="of:=HLOOKUP([.J15];[.$D$8:.$I$32];ROW([.$K15])-ROW([.$K$10])+3;0)" office:value-type="currency" office:currency="GBP" office:value="1.59">
            <text:p>£1.59</text:p>
          </table:table-cell>
          <table:table-cell table:formula="of:=[.K15]*[.C15]" office:value-type="currency" office:currency="GBP" office:value="79.5">
            <text:p>£79.50</text:p>
          </table:table-cell>
          <table:table-cell table:formula="of:=[.L15]/NUMPACKS" office:value-type="currency" office:currency="GBP" office:value="1.59">
            <text:p>£1.59</text:p>
          </table:table-cell>
          <table:table-cell table:number-columns-repeated="1011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10" table:number-columns-repeated="2"/>
          <table:table-cell table:style-name="ce10" table:formula="of:=7.3/1000" office:value-type="currency" office:currency="GBP" office:value="0.0073">
            <text:p>£0.01</text:p>
          </table:table-cell>
          <table:table-cell table:style-name="ce10"/>
          <table:table-cell table:style-name="ce10" table:formula="of:=3.99/USRATE/40" office:value-type="currency" office:currency="GBP" office:value="0.0643548387096774">
            <text:p>£0.06</text:p>
          </table:table-cell>
          <table:table-cell table:style-name="ce10"/>
          <table:table-cell office:value-type="string">
            <text:p>RS</text:p>
          </table:table-cell>
          <table:table-cell table:style-name="ce10" table:formula="of:=HLOOKUP([.J16];[.$D$8:.$I$32];ROW([.$K16])-ROW([.$K$10])+3;0)" office:value-type="currency" office:currency="GBP" office:value="0.0073">
            <text:p>£0.01</text:p>
          </table:table-cell>
          <table:table-cell table:formula="of:=[.K16]*[.C16]" office:value-type="currency" office:currency="GBP" office:value="3.65">
            <text:p>£3.65</text:p>
          </table:table-cell>
          <table:table-cell table:formula="of:=[.L16]/NUMPACKS" office:value-type="currency" office:currency="GBP" office:value="0.073">
            <text:p>£0.07</text:p>
          </table:table-cell>
          <table:table-cell table:number-columns-repeated="101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10" office:value-type="currency" office:currency="GBP" office:value="1.27">
            <text:p>£1.27</text:p>
          </table:table-cell>
          <table:table-cell table:style-name="ce10" office:value-type="currency" office:currency="GBP" office:value="1.64">
            <text:p>£1.64</text:p>
          </table:table-cell>
          <table:table-cell table:style-name="ce10" office:value-type="currency" office:currency="GBP" office:value="2.68">
            <text:p>£2.68</text:p>
          </table:table-cell>
          <table:table-cell table:style-name="ce10" office:value-type="currency" office:currency="GBP" office:value="1.26">
            <text:p>£1.26</text:p>
          </table:table-cell>
          <table:table-cell table:style-name="ce10" table:formula="of:=3.5/USRATE" office:value-type="currency" office:currency="GBP" office:value="2.25806451612903">
            <text:p>£2.26</text:p>
          </table:table-cell>
          <table:table-cell table:style-name="ce10"/>
          <table:table-cell office:value-type="string">
            <text:p>Farnell</text:p>
          </table:table-cell>
          <table:table-cell table:style-name="ce10" table:formula="of:=HLOOKUP([.J17];[.$D$8:.$I$32];ROW([.$K17])-ROW([.$K$10])+3;0)" office:value-type="currency" office:currency="GBP" office:value="1.27">
            <text:p>£1.27</text:p>
          </table:table-cell>
          <table:table-cell table:formula="of:=[.K17]*[.C17]" office:value-type="currency" office:currency="GBP" office:value="63.5">
            <text:p>£63.50</text:p>
          </table:table-cell>
          <table:table-cell table:formula="of:=[.L17]/NUMPACKS" office:value-type="currency" office:currency="GBP" office:value="1.27">
            <text:p>£1.27</text:p>
          </table:table-cell>
          <table:table-cell table:number-columns-repeated="1011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10" office:value-type="currency" office:currency="GBP" office:value="0.019">
            <text:p>£0.02</text:p>
          </table:table-cell>
          <table:table-cell table:style-name="ce10" office:value-type="currency" office:currency="GBP" office:value="0.038">
            <text:p>£0.04</text:p>
          </table:table-cell>
          <table:table-cell table:style-name="ce10" office:value-type="currency" office:currency="GBP" office:value="0.058">
            <text:p>£0.06</text:p>
          </table:table-cell>
          <table:table-cell table:style-name="ce10" office:value-type="currency" office:currency="GBP" office:value="0.203">
            <text:p>£0.20</text:p>
          </table:table-cell>
          <table:table-cell table:style-name="ce10" table:formula="of:=0.5/USRATE/50" office:value-type="currency" office:currency="GBP" office:value="0.0064516129032258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18];[.$D$8:.$I$32];ROW([.$K18])-ROW([.$K$10])+3;0)" office:value-type="currency" office:currency="GBP" office:value="0.00645161290322581">
            <text:p>£0.01</text:p>
          </table:table-cell>
          <table:table-cell table:formula="of:=[.K18]*[.C18]" office:value-type="currency" office:currency="GBP" office:value="0.32258064516129">
            <text:p>£0.32</text:p>
          </table:table-cell>
          <table:table-cell table:formula="of:=[.L18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10" office:value-type="currency" office:currency="GBP" office:value="0.028">
            <text:p>£0.03</text:p>
          </table:table-cell>
          <table:table-cell table:style-name="ce10" office:value-type="currency" office:currency="GBP" office:value="0.06">
            <text:p>£0.06</text:p>
          </table:table-cell>
          <table:table-cell table:style-name="ce10" office:value-type="currency" office:currency="GBP" office:value="0.184">
            <text:p>£0.18</text:p>
          </table:table-cell>
          <table:table-cell table:style-name="ce10" office:value-type="currency" office:currency="GBP" office:value="0.065">
            <text:p>£0.07</text:p>
          </table:table-cell>
          <table:table-cell table:style-name="ce10" table:formula="of:=0.9/USRATE/100" office:value-type="currency" office:currency="GBP" office:value="0.00580645161290323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19];[.$D$8:.$I$32];ROW([.$K19])-ROW([.$K$10])+3;0)" office:value-type="currency" office:currency="GBP" office:value="0.00580645161290323">
            <text:p>£0.01</text:p>
          </table:table-cell>
          <table:table-cell table:formula="of:=[.K19]*[.C19]" office:value-type="currency" office:currency="GBP" office:value="0.580645161290323">
            <text:p>£0.58</text:p>
          </table:table-cell>
          <table:table-cell table:formula="of:=[.L19]/NUMPACKS" office:value-type="currency" office:currency="GBP" office:value="0.0116129032258065">
            <text:p>£0.01</text:p>
          </table:table-cell>
          <table:table-cell table:number-columns-repeated="1011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10" office:value-type="currency" office:currency="GBP" office:value="0.016">
            <text:p>£0.02</text:p>
          </table:table-cell>
          <table:table-cell table:style-name="ce10" office:value-type="currency" office:currency="GBP" office:value="0.29">
            <text:p>£0.29</text:p>
          </table:table-cell>
          <table:table-cell table:style-name="ce10" office:value-type="currency" office:currency="GBP" office:value="0.021">
            <text:p>£0.02</text:p>
          </table:table-cell>
          <table:table-cell table:style-name="ce10" office:value-type="currency" office:currency="GBP" office:value="0.237">
            <text:p>£0.24</text:p>
          </table:table-cell>
          <table:table-cell table:style-name="ce10" table:formula="of:=0.75/USRATE/50" office:value-type="currency" office:currency="GBP" office:value="0.0096774193548387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0];[.$D$8:.$I$32];ROW([.$K20])-ROW([.$K$10])+3;0)" office:value-type="currency" office:currency="GBP" office:value="0.00967741935483871">
            <text:p>£0.01</text:p>
          </table:table-cell>
          <table:table-cell table:formula="of:=[.K20]*[.C20]" office:value-type="currency" office:currency="GBP" office:value="0.483870967741935">
            <text:p>£0.48</text:p>
          </table:table-cell>
          <table:table-cell table:formula="of:=[.L20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10" office:value-type="currency" office:currency="GBP" office:value="0.22">
            <text:p>£0.22</text:p>
          </table:table-cell>
          <table:table-cell table:style-name="ce10" office:value-type="currency" office:currency="GBP" office:value="0.49">
            <text:p>£0.49</text:p>
          </table:table-cell>
          <table:table-cell table:style-name="ce10" table:number-columns-repeated="2"/>
          <table:table-cell table:style-name="ce10" table:formula="of:=5/USRATE/50" office:value-type="currency" office:currency="GBP" office:value="0.0645161290322581">
            <text:p>£0.06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1];[.$D$8:.$I$32];ROW([.$K21])-ROW([.$K$10])+3;0)" office:value-type="currency" office:currency="GBP" office:value="0.0645161290322581">
            <text:p>£0.06</text:p>
          </table:table-cell>
          <table:table-cell table:formula="of:=[.K21]*[.C21]" office:value-type="currency" office:currency="GBP" office:value="3.2258064516129">
            <text:p>£3.23</text:p>
          </table:table-cell>
          <table:table-cell table:formula="of:=[.L21]/NUMPACKS" office:value-type="currency" office:currency="GBP" office:value="0.0645161290322581">
            <text:p>£0.06</text:p>
          </table:table-cell>
          <table:table-cell table:number-columns-repeated="1011"/>
        </table:table-row>
        <table:table-row table:style-name="ro2">
          <table:table-cell table:style-name="ce8" table:number-columns-repeated="3"/>
          <table:table-cell table:style-name="ce11" table:number-columns-repeated="6"/>
          <table:table-cell table:style-name="ce15"/>
          <table:table-cell table:style-name="ce11"/>
          <table:table-cell table:style-name="ce8" table:formula="of:=SUM([.L9:.L21])" office:value-type="currency" office:currency="GBP" office:value="185.772331378299">
            <text:p>£185.77</text:p>
          </table:table-cell>
          <table:table-cell table:style-name="ce8" table:formula="of:=SUM([.M9:.M21])" office:value-type="currency" office:currency="GBP" office:value="3.71544662756598">
            <text:p>£3.72</text:p>
          </table:table-cell>
          <table:table-cell table:style-name="ce20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7" office:value-type="string">
            <text:p>Blink/PoV</text:p>
          </table:table-cell>
          <table:table-cell table:style-name="ce7" table:number-columns-repeated="2"/>
          <table:table-cell table:style-name="ce10" table:number-columns-repeated="6"/>
          <table:table-cell table:style-name="ce14"/>
          <table:table-cell table:style-name="ce10"/>
          <table:table-cell table:style-name="ce7" table:number-columns-repeated="2"/>
          <table:table-cell table:style-name="ce9"/>
          <table:table-cell table:style-name="ce7" table:number-columns-repeated="1008"/>
          <table:table-cell table:number-columns-repeated="2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10" office:value-type="currency" office:currency="GBP" office:value="0.015">
            <text:p>£0.02</text:p>
          </table:table-cell>
          <table:table-cell table:style-name="ce10" office:value-type="currency" office:currency="GBP" office:value="0.09">
            <text:p>£0.09</text:p>
          </table:table-cell>
          <table:table-cell table:style-name="ce10" office:value-type="currency" office:currency="GBP" office:value="0.027">
            <text:p>£0.03</text:p>
          </table:table-cell>
          <table:table-cell table:style-name="ce10" office:value-type="currency" office:currency="GBP" office:value="0.118">
            <text:p>£0.12</text:p>
          </table:table-cell>
          <table:table-cell table:style-name="ce10" table:formula="of:=0.75/USRATE/50" office:value-type="currency" office:currency="GBP" office:value="0.0096774193548387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4];[.$D$8:.$I$32];ROW([.$K24])-ROW([.$K$10])+3;0)" office:value-type="currency" office:currency="GBP" office:value="0.00967741935483871">
            <text:p>£0.01</text:p>
          </table:table-cell>
          <table:table-cell table:formula="of:=[.K24]*[.C24]" office:value-type="currency" office:currency="GBP" office:value="0.483870967741935">
            <text:p>£0.48</text:p>
          </table:table-cell>
          <table:table-cell table:formula="of:=[.L24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10" office:value-type="currency" office:currency="GBP" office:value="0.05">
            <text:p>£0.05</text:p>
          </table:table-cell>
          <table:table-cell table:style-name="ce10" office:value-type="currency" office:currency="GBP" office:value="0.06">
            <text:p>£0.06</text:p>
          </table:table-cell>
          <table:table-cell table:style-name="ce10" office:value-type="currency" office:currency="GBP" office:value="0.048">
            <text:p>£0.05</text:p>
          </table:table-cell>
          <table:table-cell table:style-name="ce10" table:number-columns-repeated="3"/>
          <table:table-cell office:value-type="string">
            <text:p>RS</text:p>
          </table:table-cell>
          <table:table-cell table:style-name="ce10" table:formula="of:=HLOOKUP([.J25];[.$D$8:.$I$32];ROW([.$K25])-ROW([.$K$10])+3;0)" office:value-type="currency" office:currency="GBP" office:value="0.048">
            <text:p>£0.05</text:p>
          </table:table-cell>
          <table:table-cell table:formula="of:=[.K25]*[.C25]" office:value-type="currency" office:currency="GBP" office:value="19.2">
            <text:p>£19.20</text:p>
          </table:table-cell>
          <table:table-cell table:formula="of:=[.L25]/NUMPACKS" office:value-type="currency" office:currency="GBP" office:value="0.384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21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8" table:number-columns-repeated="3"/>
          <table:table-cell table:style-name="ce11" table:number-columns-repeated="6"/>
          <table:table-cell table:style-name="ce15"/>
          <table:table-cell table:style-name="ce11"/>
          <table:table-cell table:style-name="ce8" table:formula="of:=SUM([.L24:.L26])" office:value-type="currency" office:currency="GBP" office:value="19.6838709677419">
            <text:p>£19.68</text:p>
          </table:table-cell>
          <table:table-cell table:style-name="ce8" table:formula="of:=SUM([.M24:.M26])" office:value-type="currency" office:currency="GBP" office:value="0.393677419354839">
            <text:p>£0.39</text:p>
          </table:table-cell>
          <table:table-cell table:style-name="ce20"/>
          <table:table-cell table:style-name="ce8" table:number-columns-repeated="1008"/>
          <table:table-cell table:number-columns-repeated="2"/>
        </table:table-row>
        <table:table-row table:style-name="ro2">
          <table:table-cell table:style-name="ce7" office:value-type="string">
            <text:p>Protected</text:p>
          </table:table-cell>
          <table:table-cell table:style-name="ce7" table:number-columns-repeated="2"/>
          <table:table-cell table:style-name="ce10" table:number-columns-repeated="6"/>
          <table:table-cell table:style-name="ce14"/>
          <table:table-cell table:style-name="ce10"/>
          <table:table-cell table:style-name="ce7" table:number-columns-repeated="2"/>
          <table:table-cell table:style-name="ce9"/>
          <table:table-cell table:style-name="ce7" table:number-columns-repeated="1008"/>
          <table:table-cell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10" office:value-type="currency" office:currency="GBP" office:value="0.07">
            <text:p>£0.07</text:p>
          </table:table-cell>
          <table:table-cell table:style-name="ce10" office:value-type="currency" office:currency="GBP" office:value="0.06">
            <text:p>£0.06</text:p>
          </table:table-cell>
          <table:table-cell table:style-name="ce10" office:value-type="currency" office:currency="GBP" office:value="0.058">
            <text:p>£0.06</text:p>
          </table:table-cell>
          <table:table-cell table:style-name="ce10" office:value-type="currency" office:currency="GBP" office:value="0.203">
            <text:p>£0.20</text:p>
          </table:table-cell>
          <table:table-cell table:style-name="ce10" table:formula="of:=0.5/USRATE/50" office:value-type="currency" office:currency="GBP" office:value="0.0064516129032258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29];[.$D$8:.$I$32];ROW([.$K29])-ROW([.$K$10])+3;0)" office:value-type="currency" office:currency="GBP" office:value="0.00645161290322581">
            <text:p>£0.01</text:p>
          </table:table-cell>
          <table:table-cell table:formula="of:=[.K29]*[.C29]" office:value-type="currency" office:currency="GBP" office:value="0.967741935483871">
            <text:p>£0.97</text:p>
          </table:table-cell>
          <table:table-cell table:formula="of:=[.L29]/NUMPACKS" office:value-type="currency" office:currency="GBP" office:value="0.0193548387096774">
            <text:p>£0.02</text:p>
          </table:table-cell>
          <table:table-cell table:number-columns-repeated="1011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10" office:value-type="currency" office:currency="GBP" office:value="0.039">
            <text:p>£0.04</text:p>
          </table:table-cell>
          <table:table-cell table:style-name="ce10" office:value-type="currency" office:currency="GBP" office:value="0.02">
            <text:p>£0.02</text:p>
          </table:table-cell>
          <table:table-cell table:style-name="ce10" office:value-type="currency" office:currency="GBP" office:value="0.056">
            <text:p>£0.06</text:p>
          </table:table-cell>
          <table:table-cell table:style-name="ce10" office:value-type="currency" office:currency="GBP" office:value="0.049">
            <text:p>£0.05</text:p>
          </table:table-cell>
          <table:table-cell table:style-name="ce10" table:formula="of:=1/USRATE/50" office:value-type="currency" office:currency="GBP" office:value="0.0129032258064516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30];[.$D$8:.$I$32];ROW([.$K30])-ROW([.$K$10])+3;0)" office:value-type="currency" office:currency="GBP" office:value="0.0129032258064516">
            <text:p>£0.01</text:p>
          </table:table-cell>
          <table:table-cell table:formula="of:=[.K30]*[.C30]" office:value-type="currency" office:currency="GBP" office:value="0.645161290322581">
            <text:p>£0.65</text:p>
          </table:table-cell>
          <table:table-cell table:formula="of:=[.L30]/NUMPACKS" office:value-type="currency" office:currency="GBP" office:value="0.0129032258064516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10" office:value-type="currency" office:currency="GBP" office:value="0.049">
            <text:p>£0.05</text:p>
          </table:table-cell>
          <table:table-cell table:style-name="ce10" office:value-type="currency" office:currency="GBP" office:value="0.12">
            <text:p>£0.12</text:p>
          </table:table-cell>
          <table:table-cell table:style-name="ce10" office:value-type="currency" office:currency="GBP" office:value="0.07">
            <text:p>£0.07</text:p>
          </table:table-cell>
          <table:table-cell table:style-name="ce10" office:value-type="currency" office:currency="GBP" office:value="0.154">
            <text:p>£0.15</text:p>
          </table:table-cell>
          <table:table-cell table:style-name="ce10" table:number-columns-repeated="2"/>
          <table:table-cell office:value-type="string">
            <text:p>Farnell</text:p>
          </table:table-cell>
          <table:table-cell table:style-name="ce10" table:formula="of:=HLOOKUP([.J31];[.$D$8:.$I$32];ROW([.$K31])-ROW([.$K$10])+3;0)" office:value-type="currency" office:currency="GBP" office:value="0.049">
            <text:p>£0.05</text:p>
          </table:table-cell>
          <table:table-cell table:formula="of:=[.K31]*[.C31]" office:value-type="currency" office:currency="GBP" office:value="2.45">
            <text:p>£2.45</text:p>
          </table:table-cell>
          <table:table-cell table:formula="of:=[.L31]/NUMPACKS" office:value-type="currency" office:currency="GBP" office:value="0.049">
            <text:p>£0.05</text:p>
          </table:table-cell>
          <table:table-cell table:number-columns-repeated="1011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10" office:value-type="currency" office:currency="GBP" office:value="0.013">
            <text:p>£0.01</text:p>
          </table:table-cell>
          <table:table-cell table:style-name="ce10" office:value-type="currency" office:currency="GBP" office:value="0.016">
            <text:p>£0.02</text:p>
          </table:table-cell>
          <table:table-cell table:style-name="ce10" office:value-type="currency" office:currency="GBP" office:value="0.055">
            <text:p>£0.06</text:p>
          </table:table-cell>
          <table:table-cell table:style-name="ce10" office:value-type="currency" office:currency="GBP" office:value="0.035">
            <text:p>£0.04</text:p>
          </table:table-cell>
          <table:table-cell table:style-name="ce10" table:formula="of:=0.5/USRATE/50" office:value-type="currency" office:currency="GBP" office:value="0.00645161290322581">
            <text:p>£0.01</text:p>
          </table:table-cell>
          <table:table-cell table:style-name="ce10"/>
          <table:table-cell office:value-type="string">
            <text:p>Tayda</text:p>
          </table:table-cell>
          <table:table-cell table:style-name="ce10" table:formula="of:=HLOOKUP([.J32];[.$D$8:.$I$32];ROW([.$K32])-ROW([.$K$10])+3;0)" office:value-type="currency" office:currency="GBP" office:value="0.00645161290322581">
            <text:p>£0.01</text:p>
          </table:table-cell>
          <table:table-cell table:formula="of:=[.K32]*[.C32]" office:value-type="currency" office:currency="GBP" office:value="0.32258064516129">
            <text:p>£0.32</text:p>
          </table:table-cell>
          <table:table-cell table:formula="of:=[.L32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table:style-name="ce8" table:number-columns-repeated="9"/>
          <table:table-cell table:style-name="ce15"/>
          <table:table-cell table:style-name="ce11"/>
          <table:table-cell table:style-name="ce8" table:formula="of:=SUM([.L29:.L32])" office:value-type="currency" office:currency="GBP" office:value="4.38548387096774">
            <text:p>£4.39</text:p>
          </table:table-cell>
          <table:table-cell table:style-name="ce8" table:formula="of:=SUM([.M29:.M32])" office:value-type="currency" office:currency="GBP" office:value="0.0877096774193548">
            <text:p>£0.09</text:p>
          </table:table-cell>
          <table:table-cell table:style-name="ce20"/>
          <table:table-cell table:style-name="ce8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Grand Total</text:p>
          </table:table-cell>
          <table:table-cell table:style-name="ce8" table:number-columns-repeated="8"/>
          <table:table-cell table:style-name="ce15"/>
          <table:table-cell table:style-name="ce8"/>
          <table:table-cell table:style-name="ce8" table:formula="of:=[.L22]+[.L27]+[.L33]" office:value-type="currency" office:currency="GBP" office:value="209.841686217009">
            <text:p>£209.84</text:p>
          </table:table-cell>
          <table:table-cell table:style-name="ce8" table:formula="of:=[.M22]+[.M27]" office:value-type="currency" office:currency="GBP" office:value="4.10912404692082">
            <text:p>£4.11</text:p>
          </table:table-cell>
          <table:table-cell table:style-name="ce20"/>
          <table:table-cell table:style-name="ce8" table:number-columns-repeated="1008"/>
          <table:table-cell table:style-name="ce22" table:number-columns-repeated="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18"/>
        <table:table-row table:style-name="ro1">
          <table:table-cell table:style-name="ce17" office:value-type="string">
            <text:p>EHW2 blink shrimp Bill of Parts</text:p>
          </table:table-cell>
          <table:table-cell table:style-name="ce17" table:number-columns-repeated="2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office:value-type="string">
            <text:p>½ watt resistor</text:p>
          </table:table-cell>
          <table:table-cell table:number-columns-repeated="2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office:value-type="string">
            <text:p>½ watt resistor</text:p>
          </table:table-cell>
          <table:table-cell table:number-columns-repeated="2"/>
        </table:table-row>
        <table:table-row table:style-name="ro2">
          <table:table-cell office:value-type="string">
            <text:p>500mCd red L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office:value-type="string">
            <text:p>two legs better</text:p>
          </table:table-cell>
          <table:table-cell table:number-columns-repeated="2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 table:number-rows-repeated="4">
          <table:table-cell table:style-name="ce18" table:number-columns-repeated="3"/>
          <table:table-cell table:number-columns-repeated="2"/>
        </table:table-row>
        <table:table-row table:style-name="ro4">
          <table:table-cell table:style-name="ce18" table:number-columns-repeated="3"/>
          <table:table-cell table:number-columns-repeated="2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27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4-04-23T21:27:56</dc:date>
    <dc:creator>Jeremy Bennett</dc:creator>
    <meta:editing-duration>P2DT7H41M39S</meta:editing-duration>
    <meta:editing-cycles>8</meta:editing-cycles>
    <meta:document-statistic meta:table-count="2" meta:cell-count="262" meta:object-count="0"/>
  </office:meta>
</office:document-meta>
</file>